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officeooo:rsid="001e85f8" officeooo:paragraph-rsid="001e85f8"/>
    </style:style>
    <style:style style:name="P2" style:family="paragraph" style:parent-style-name="Text_20_body">
      <style:paragraph-properties fo:line-height="115%"/>
    </style:style>
    <style:style style:name="P3" style:family="paragraph" style:parent-style-name="Text_20_body">
      <style:text-properties officeooo:rsid="0020ca74" officeooo:paragraph-rsid="0020ca74"/>
    </style:style>
    <style:style style:name="P4" style:family="paragraph" style:parent-style-name="Text_20_body">
      <style:text-properties officeooo:rsid="0023187f" officeooo:paragraph-rsid="0023187f"/>
    </style:style>
    <style:style style:name="P5" style:family="paragraph" style:parent-style-name="Text_20_body">
      <style:text-properties fo:font-weight="bold" officeooo:rsid="0023187f" officeooo:paragraph-rsid="0023187f" style:font-weight-asian="bold" style:font-weight-complex="bold"/>
    </style:style>
    <style:style style:name="P6" style:family="paragraph" style:parent-style-name="Text_20_body">
      <style:text-properties fo:font-weight="normal" officeooo:rsid="0023187f" officeooo:paragraph-rsid="0023187f" style:font-weight-asian="normal" style:font-weight-complex="normal"/>
    </style:style>
    <style:style style:name="P7" style:family="paragraph" style:parent-style-name="Text_20_body">
      <style:text-properties fo:font-weight="normal" officeooo:rsid="0023a38f" officeooo:paragraph-rsid="0023a38f" style:font-weight-asian="normal" style:font-weight-complex="normal"/>
    </style:style>
    <style:style style:name="P8" style:family="paragraph" style:parent-style-name="Text_20_body">
      <style:text-properties fo:font-style="normal" fo:font-weight="normal" officeooo:rsid="0023a38f" officeooo:paragraph-rsid="0023a38f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023bf85" officeooo:paragraph-rsid="0023bf85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italic" fo:font-weight="bold" officeooo:rsid="0023a38f" officeooo:paragraph-rsid="0023a38f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fo:font-weight="bold" officeooo:rsid="0023bf85" officeooo:paragraph-rsid="0023bf85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style="italic" fo:font-weight="normal" officeooo:rsid="0023187f" officeooo:paragraph-rsid="0023187f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officeooo:rsid="002695f1" officeooo:paragraph-rsid="002695f1"/>
    </style:style>
    <style:style style:name="P14" style:family="paragraph" style:parent-style-name="Text_20_body">
      <style:text-properties officeooo:rsid="0029ff70" officeooo:paragraph-rsid="0029ff70"/>
    </style:style>
    <style:style style:name="P15" style:family="paragraph" style:parent-style-name="Heading_20_1">
      <style:text-properties officeooo:rsid="002be68c" officeooo:paragraph-rsid="002be68c"/>
    </style:style>
    <style:style style:name="P16" style:family="paragraph" style:parent-style-name="Heading_20_2">
      <style:text-properties officeooo:paragraph-rsid="002be68c"/>
    </style:style>
    <style:style style:name="P17" style:family="paragraph" style:parent-style-name="Text_20_body">
      <style:text-properties officeooo:rsid="002a18c6" officeooo:paragraph-rsid="002a18c6"/>
    </style:style>
    <style:style style:name="P18" style:family="paragraph" style:parent-style-name="Text_20_body">
      <style:text-properties officeooo:rsid="002be68c" officeooo:paragraph-rsid="002be68c"/>
    </style:style>
    <style:style style:name="P19" style:family="paragraph" style:parent-style-name="Text_20_body">
      <style:text-properties officeooo:paragraph-rsid="002be68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55735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2be6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ML5 e CSS3</text:p>
      <text:p text:style-name="P1"/>
      <text:h text:style-name="Heading_20_1" text:outline-level="1">Capítulo 13</text:h>
      <text:h text:style-name="Heading_20_2" text:outline-level="2">Aula 2</text:h>
      <text:p text:style-name="P2">Empresas de tecnologia tendem escolhem a cor azul para a criação de seus sites. </text:p>
      <text:p text:style-name="P2">Preferir sempre usar fundo branco e letras pretas para evitar cansaço visual.</text:p>
      <text:p text:style-name="P2">A cor vermelha faz relação com comida e o amarelo com felicidade.</text:p>
      <text:p text:style-name="Text_20_body">Rosa passa ideia de doce ou sentimental.</text:p>
      <text:p text:style-name="P3">Toda cor é constituída de 3 outras cores: RED, GREEN and BLUE (RGB).</text:p>
      <text:h text:style-name="Heading_20_2" text:outline-level="2">Aula 3</text:h>
      <text:p text:style-name="P4">*<text:span text:style-name="T2">Círculo Cromático</text:span></text:p>
      <text:p text:style-name="P5">**Cores Primárias</text:p>
      <text:p text:style-name="P6">Amarelo / Vermelho / Azul</text:p>
      <text:p text:style-name="P6">“Harmonia grosseira”</text:p>
      <text:p text:style-name="P5"/>
      <text:p text:style-name="P5">**Cores Secundárias</text:p>
      <text:p text:style-name="P6">Verde / Laranja / Violeta</text:p>
      <text:p text:style-name="P5"/>
      <text:p text:style-name="P5">**Cores Terciárias</text:p>
      <text:p text:style-name="P6">Amarelo-esverdeado</text:p>
      <text:p text:style-name="P6">Amarelo-alaranjado</text:p>
      <text:p text:style-name="P6">Vermelho-alaranjado</text:p>
      <text:p text:style-name="P6">Vermelho arroxeado</text:p>
      <text:p text:style-name="P7">Azul arroxeado</text:p>
      <text:p text:style-name="P7">Azul-esverdeado</text:p>
      <text:p text:style-name="P6">“Misturas das cores primárias e secundárias”, [<text:span text:style-name="T1">Nome da Cor Primária + Nome da Cor Secundária]</text:span></text:p>
      <text:p text:style-name="P12"/>
      <text:p text:style-name="P12"/>
      <text:p text:style-name="P12"/>
      <text:p text:style-name="P10"><text:soft-page-break/>Temperatura de Cores</text:p>
      <text:p text:style-name="P8">***Traçar uma reta entre o Amarelo-esverdeado e o Amarelo. Finalizar a reta entre o Vermelho arroxeado e Violeta.</text:p>
      <text:p text:style-name="P8">***Todas as cores que ficarem no hemisfério esquerdo são as <text:span text:style-name="T2">CORES FRIAS </text:span>e todas as cores que ficarem no hemisfério direito são as <text:span text:style-name="T2">CORES QUENTES. </text:span>(Amarelo no topo e violeta no fim)</text:p>
      <text:p text:style-name="P8">OBS.: <text:span text:style-name="T2">SEMPRE USAR DE 3 A 5 CORES NA PALETA DE COR DO SITE.</text:span></text:p>
      <text:p text:style-name="P9">OBS.: <text:span text:style-name="T2">ANALISAR QUAL É A COR PRIMÁRIA DA LOGO DO SITE DO CLIENTE E USAR COMO BASE.</text:span></text:p>
      <text:p text:style-name="P11"/>
      <text:p text:style-name="P9"><text:span text:style-name="T2">**</text:span><text:span text:style-name="T4">Cores Complementares</text:span></text:p>
      <text:p text:style-name="P9">“Cores complementares são aquelas cores que tem mais contraste entre si. É só escolher uma cor qualquer e ver qual é a cor imediatamente oposta no círculo cromático.</text:p>
      <text:p text:style-name="P9">Ex.: Violeta <text:s/>- Amarelo</text:p>
      <text:p text:style-name="P9"/>
      <text:p text:style-name="P11">**Cores Análogas</text:p>
      <text:p text:style-name="P9">“Cores Análogas são cores que não têm contraste tão grande entre elas, mas são perceptíveis. São as cores imediatamente ao lado, são as vizinhas” </text:p>
      <text:p text:style-name="P9"/>
      <text:p text:style-name="P11">**Cores Análogas + uma Complementar</text:p>
      <text:p text:style-name="P11"/>
      <text:p text:style-name="P11">**Cores Análogas Relacionadas </text:p>
      <text:p text:style-name="P9">“<text:span text:style-name="T5">Escolha d</text:span>uas cores vizinhas, pular uma cor e pegar a terceira cor”</text:p>
      <text:p text:style-name="P9"/>
      <text:p text:style-name="P11">**Cores Intercaladas</text:p>
      <text:p text:style-name="P9">“Parecidas com as Cores Análogas relacionadas mas têm um contraste maior, escolha uma cor e pule até preencher 3 cores”</text:p>
      <text:p text:style-name="P9"/>
      <text:p text:style-name="P11">**Cores Triádicas</text:p>
      <text:p text:style-name="P9">“Escolha uma cor, pule 3 cores e escolha, pule mais 3 e escolha de novo”</text:p>
      <text:p text:style-name="P9"/>
      <text:p text:style-name="P11">**<text:span text:style-name="T5">Cores em Quadrado</text:span></text:p>
      <text:p text:style-name="P9">“<text:span text:style-name="T5">Escolha uma cor, pule 2 cores e escolha, pule mais 2 cores e escolha. Até fechar 4 cores”</text:span></text:p>
      <text:p text:style-name="P11">“<text:span text:style-name="T5">Cores fores e bem balanceadas”</text:span></text:p>
      <text:p text:style-name="P9"/>
      <text:p text:style-name="P11"><text:soft-page-break/>**<text:span text:style-name="T5">Cores Tetrádicas</text:span></text:p>
      <text:p text:style-name="P9">“<text:span text:style-name="T5">Escolha uma cor e escolha a sua cor complementar, Escolha outra cor e escolha novamente a sua cor complementar”</text:span></text:p>
      <text:p text:style-name="P9"/>
      <text:p text:style-name="P11">**<text:span text:style-name="T5">Monocromia </text:span></text:p>
      <text:p text:style-name="P9">“<text:span text:style-name="T5">Trabalha apenas com uma cor. Escolha uma e mude apenas a saturação e a luminosidade até 3 vezes” – Degradê </text:span></text:p>
      <text:p text:style-name="P9"/>
      <text:h text:style-name="Heading_20_2" text:outline-level="2">Aula 4</text:h>
      <text:p text:style-name="Text_20_body"/>
      <text:p text:style-name="P13">Site para montar <text:span text:style-name="T2">PALETAS DE CORES</text:span><text:span text:style-name="T6"> (</text:span><text:span text:style-name="T3">color.adobe.com</text:span><text:span text:style-name="T6">)</text:span></text:p>
      <text:p text:style-name="P14"><text:span text:style-name="T6">Site para montar </text:span><text:span text:style-name="T7">PALETAS DE CORES </text:span><text:span text:style-name="T3">(paletton.com)</text:span></text:p>
      <text:p text:style-name="P17"><text:span text:style-name="T3">Site para montar </text:span><text:span text:style-name="T7">PALETAS DE CORES </text:span><text:span text:style-name="T6">(coolors.co)</text:span></text:p>
      <text:p text:style-name="P17"><text:span text:style-name="T6"/></text:p>
      <text:h text:style-name="P15" text:outline-level="1">Capítulo 14</text:h>
      <text:p text:style-name="P19"/>
      <text:h text:style-name="P16" text:outline-level="2"><text:span text:style-name="T8">Aula 1</text:span></text:h>
      <text:p text:style-name="P18">Tipografia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1T22:14:54.293000000</meta:creation-date>
    <dc:date>2021-06-03T05:00:04.909000000</dc:date>
    <meta:editing-duration>PT33M45S</meta:editing-duration>
    <meta:editing-cycles>3</meta:editing-cycles>
    <meta:generator>LibreOffice/7.0.5.2$Windows_X86_64 LibreOffice_project/64390860c6cd0aca4beafafcfd84613dd9dfb63a</meta:generator>
    <meta:document-statistic meta:table-count="0" meta:image-count="0" meta:object-count="0" meta:page-count="3" meta:paragraph-count="54" meta:word-count="408" meta:character-count="2454" meta:non-whitespace-character-count="2093"/>
  </office:meta>
</office:document-meta>
</file>